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officeooo:paragraph-rsid="000d993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officeooo:rsid="000d993c" officeooo:paragraph-rsid="000f94d9" style:font-size-asian="13pt" style:font-size-complex="13pt"/>
    </style:style>
    <style:style style:name="P4" style:family="paragraph" style:parent-style-name="Standard">
      <style:text-properties fo:font-size="13pt" officeooo:rsid="000d993c" officeooo:paragraph-rsid="000f94d9" style:font-size-asian="13pt" style:font-size-complex="13pt"/>
    </style:style>
    <style:style style:name="P5" style:family="paragraph" style:parent-style-name="Standard">
      <style:text-properties fo:font-size="13pt" officeooo:rsid="000d993c" officeooo:paragraph-rsid="000d993c" style:font-size-asian="13pt" style:font-size-complex="13pt"/>
    </style:style>
    <style:style style:name="P6" style:family="paragraph" style:parent-style-name="Standard">
      <style:text-properties fo:font-size="13pt" officeooo:rsid="0010b555" officeooo:paragraph-rsid="0010b555" style:font-size-asian="13pt" style:font-size-complex="13pt"/>
    </style:style>
    <style:style style:name="P7" style:family="paragraph" style:parent-style-name="Standard">
      <style:text-properties fo:font-size="13pt" officeooo:rsid="00133709" officeooo:paragraph-rsid="0016f1fd" style:font-size-asian="13pt" style:font-size-complex="13pt"/>
    </style:style>
    <style:style style:name="P8" style:family="paragraph" style:parent-style-name="Standard">
      <style:text-properties fo:font-size="13pt" officeooo:rsid="00187483" officeooo:paragraph-rsid="001a523c" style:font-size-asian="13pt" style:font-size-complex="13pt"/>
    </style:style>
    <style:style style:name="P9" style:family="paragraph" style:parent-style-name="Standard">
      <style:text-properties fo:font-size="13pt" officeooo:rsid="001a523c" officeooo:paragraph-rsid="001a523c" style:font-size-asian="13pt" style:font-size-complex="13pt"/>
    </style:style>
    <style:style style:name="P10" style:family="paragraph" style:parent-style-name="Standard">
      <style:text-properties fo:font-size="13pt" officeooo:rsid="001bfa4a" officeooo:paragraph-rsid="001bfa4a" style:font-size-asian="13pt" style:font-size-complex="13pt"/>
    </style:style>
    <style:style style:name="P11" style:family="paragraph" style:parent-style-name="Standard">
      <style:text-properties fo:font-size="13pt" officeooo:rsid="001ca2f5" officeooo:paragraph-rsid="001e8272" style:font-size-asian="13pt" style:font-size-complex="13pt"/>
    </style:style>
    <style:style style:name="P12" style:family="paragraph" style:parent-style-name="Standard">
      <style:text-properties fo:font-size="13pt" officeooo:rsid="001ca2f5" officeooo:paragraph-rsid="0021b69f" style:font-size-asian="13pt" style:font-size-complex="13pt"/>
    </style:style>
    <style:style style:name="P13" style:family="paragraph" style:parent-style-name="Standard">
      <style:text-properties fo:font-size="13pt" officeooo:rsid="0022fb70" officeooo:paragraph-rsid="0022fb70" style:font-size-asian="13pt" style:font-size-complex="13pt"/>
    </style:style>
    <style:style style:name="P14" style:family="paragraph" style:parent-style-name="Standard">
      <style:text-properties fo:font-size="13pt" officeooo:rsid="00266a9f" officeooo:paragraph-rsid="00266a9f" style:font-size-asian="13pt" style:font-size-complex="13pt"/>
    </style:style>
    <style:style style:name="P15" style:family="paragraph" style:parent-style-name="Standard">
      <style:text-properties fo:font-size="13pt" style:text-underline-style="solid" style:text-underline-type="double" style:text-underline-width="auto" style:text-underline-color="font-color" officeooo:rsid="001a523c" officeooo:paragraph-rsid="001a523c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4d9" style:font-weight-asian="normal" style:font-weight-complex="normal"/>
    </style:style>
    <style:style style:name="T4" style:family="text">
      <style:text-properties officeooo:rsid="000eae33"/>
    </style:style>
    <style:style style:name="T5" style:family="text">
      <style:text-properties officeooo:rsid="000f09fd"/>
    </style:style>
    <style:style style:name="T6" style:family="text">
      <style:text-properties officeooo:rsid="000f94d9"/>
    </style:style>
    <style:style style:name="T7" style:family="text">
      <style:text-properties officeooo:rsid="0010b555"/>
    </style:style>
    <style:style style:name="T8" style:family="text">
      <style:text-properties fo:color="#ff3333"/>
    </style:style>
    <style:style style:name="T9" style:family="text">
      <style:text-properties fo:color="#ff3333" officeooo:rsid="0010b555"/>
    </style:style>
    <style:style style:name="T10" style:family="text">
      <style:text-properties fo:color="#ff3333" officeooo:rsid="00142b9d"/>
    </style:style>
    <style:style style:name="T11" style:family="text">
      <style:text-properties fo:color="#ff3333" officeooo:rsid="00248031"/>
    </style:style>
    <style:style style:name="T12" style:family="text">
      <style:text-properties fo:font-size="13pt" officeooo:rsid="000d993c" style:font-size-asian="13pt" style:font-size-complex="13pt"/>
    </style:style>
    <style:style style:name="T13" style:family="text">
      <style:text-properties officeooo:rsid="00133709"/>
    </style:style>
    <style:style style:name="T14" style:family="text">
      <style:text-properties officeooo:rsid="00142b9d"/>
    </style:style>
    <style:style style:name="T15" style:family="text">
      <style:text-properties officeooo:rsid="0016f1fd"/>
    </style:style>
    <style:style style:name="T16" style:family="text">
      <style:text-properties officeooo:rsid="001aa2a5"/>
    </style:style>
    <style:style style:name="T17" style:family="text">
      <style:text-properties fo:color="#000000"/>
    </style:style>
    <style:style style:name="T18" style:family="text">
      <style:text-properties fo:color="#000000" officeooo:rsid="001d2bd9"/>
    </style:style>
    <style:style style:name="T19" style:family="text">
      <style:text-properties fo:color="#000000" officeooo:rsid="001d46a9"/>
    </style:style>
    <style:style style:name="T20" style:family="text">
      <style:text-properties fo:color="#000000" officeooo:rsid="001e8272"/>
    </style:style>
    <style:style style:name="T21" style:family="text">
      <style:text-properties fo:color="#000000" officeooo:rsid="00248031"/>
    </style:style>
    <style:style style:name="T22" style:family="text">
      <style:text-properties officeooo:rsid="001e8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et langage SQL</text:p>
      <text:p text:style-name="Standard"/>
      <text:p text:style-name="Standard"/>
      <text:p text:style-name="Standard"/>
      <text:p text:style-name="P3">1- <text:span text:style-name="T6">Id<text:tab/><text:tab/><text:tab/></text:span><text:span text:style-name="T1">→<text:tab/><text:tab/></text:span><text:span text:style-name="T3">int ou number</text:span></text:p>
      <text:p text:style-name="P4"><text:s text:c="4"/>Nom<text:tab/><text:tab/><text:span text:style-name="T1">→</text:span> <text:tab/><text:tab/><text:span text:style-name="T4">varchar (200)</text:span></text:p>
      <text:p text:style-name="P5"><text:s text:c="4"/>Prénom<text:tab/><text:tab/><text:span text:style-name="T1">→</text:span> <text:tab/><text:tab/><text:span text:style-name="T4">varchar (120)</text:span></text:p>
      <text:p text:style-name="P5"><text:s text:c="4"/>Adresse<text:tab/><text:tab/><text:span text:style-name="T1">→</text:span> <text:tab/><text:tab/><text:span text:style-name="T5">varchar (200)</text:span></text:p>
      <text:p text:style-name="P5"><text:s text:c="4"/>Département<text:tab/><text:span text:style-name="T1">→</text:span> <text:tab/><text:tab/><text:span text:style-name="T5">varchar (40)</text:span></text:p>
      <text:p text:style-name="P5"><text:s text:c="4"/>Ville<text:tab/><text:tab/><text:span text:style-name="T1">→</text:span> <text:tab/><text:tab/><text:span text:style-name="T5">varchar (100)</text:span></text:p>
      <text:p text:style-name="P5"><text:s text:c="4"/>Téléphone<text:tab/><text:tab/><text:span text:style-name="T1">→</text:span> <text:tab/><text:tab/><text:span text:style-name="T5">char (10)</text:span></text:p>
      <text:p text:style-name="Standard"><text:span text:style-name="T12"><text:s text:c="4"/></text:span></text:p>
      <text:p text:style-name="P5"><text:span text:style-name="T2">4- </text:span><text:span text:style-name="T7">CREATE TABLE Personne (</text:span></text:p>
      <text:p text:style-name="P5"><text:tab/><text:span text:style-name="T7">id int </text:span><text:span text:style-name="T9">NOT NULL PRIMARY KEY</text:span><text:span text:style-name="T7"> ,</text:span></text:p>
      <text:p text:style-name="P5"><text:tab/><text:span text:style-name="T7">nom varchar (200),</text:span></text:p>
      <text:p text:style-name="P6"><text:tab/>prenom varchar (120),</text:p>
      <text:p text:style-name="P6"><text:tab/>adresse varchar (200),</text:p>
      <text:p text:style-name="P6"><text:tab/>departement varchar (40),</text:p>
      <text:p text:style-name="P6"><text:tab/>ville varchar (100),</text:p>
      <text:p text:style-name="P6"><text:tab/>telephone char (10)<text:span text:style-name="T13">) ;</text:span></text:p>
      <text:p text:style-name="P2"/>
      <text:p text:style-name="P7"><text:span text:style-name="T14">5</text:span>- <text:span text:style-name="T10">SELECT</text:span><text:span text:style-name="T14"> <text:s/>nom </text:span><text:span text:style-name="T10">FROM</text:span><text:span text:style-name="T14"> personne </text:span><text:span text:style-name="T10">WHERE</text:span><text:span text:style-name="T14"> ville LIKE ‘Angers’ <text:s text:c="3"/>OU <text:s text:c="2"/>ville=’Angers’ ;</text:span></text:p>
      <text:p text:style-name="P7"/>
      <text:p text:style-name="P7"><text:span text:style-name="T15">6- </text:span><text:span text:style-name="T10">SELECT</text:span><text:span text:style-name="T14"> <text:s/>prenom </text:span><text:span text:style-name="T10">FROM</text:span><text:span text:style-name="T14"> personne </text:span><text:span text:style-name="T10">WHERE</text:span><text:span text:style-name="T14"> nom LIKE ’Bidochon’ ;</text:span></text:p>
      <text:p text:style-name="P7"/>
      <text:p text:style-name="P8">7- <text:span text:style-name="T10">SELECT</text:span><text:span text:style-name="T14"> <text:s/>nom,</text:span>prenom<text:span text:style-name="T14"> </text:span><text:span text:style-name="T10">FROM</text:span><text:span text:style-name="T14"> personne </text:span><text:span text:style-name="T10">WHERE</text:span><text:span text:style-name="T14"> ville </text:span>LIKE <text:span text:style-name="T14">’Le Mans’ AND</text:span> nom LIKE ‘<text:span text:style-name="T16">dupond</text:span>’<text:span text:style-name="T14"> ;</text:span></text:p>
      <text:p text:style-name="P8"/>
      <text:p text:style-name="P9">8- <text:span text:style-name="T10">SELECT</text:span><text:span text:style-name="T14"> <text:s/>nom,prenom </text:span><text:span text:style-name="T10">FROM</text:span><text:span text:style-name="T14"> personne </text:span><text:span text:style-name="T10">WHERE</text:span><text:span text:style-name="T14"> nom <text:s/>LIKE ’ber %’ ;</text:span></text:p>
      <text:p text:style-name="P15"/>
      <text:p text:style-name="P10">9- <text:span text:style-name="T10">SELECT</text:span><text:span text:style-name="T14"> <text:s/>nom,prenom </text:span><text:span text:style-name="T10">FROM</text:span><text:span text:style-name="T14"> personne </text:span><text:span text:style-name="T10">WHERE</text:span><text:span text:style-name="T14"> prenom LIKE ’%em%’ ;</text:span></text:p>
      <text:p text:style-name="P10"/>
      <text:p text:style-name="P11">10- <text:span text:style-name="T8">INSERT INTO</text:span> personne<text:span text:style-name="T22">(Nom,Prenom,Adresse,Departement,Ville,Telephone)</text:span></text:p>
      <text:p text:style-name="P12"><text:s text:c="6"/><text:span text:style-name="T8">VALUES </text:span><text:span text:style-name="T18">(‘</text:span><text:span text:style-name="T20">galopin</text:span><text:span text:style-name="T18">’,’</text:span><text:span text:style-name="T20">raymonde</text:span><text:span text:style-name="T18">’,’54 rue des fleurs’,’</text:span><text:span text:style-name="T20">Loire Atlantique</text:span><text:span text:style-name="T18">’,’Nantes’,</text:span></text:p>
      <text:p text:style-name="P12"><text:span text:style-name="T18"><text:tab/><text:tab/> ’02 01 03 04 05’</text:span><text:span text:style-name="T19">) ;</text:span></text:p>
      <text:p text:style-name="P12"><text:span text:style-name="T19"/></text:p>
      <text:p text:style-name="P13"><text:span text:style-name="T19">1</text:span><text:span text:style-name="T17">1- </text:span><text:span text:style-name="T11">DELETE</text:span><text:span text:style-name="T21"> </text:span><text:span text:style-name="T11">FROM</text:span><text:span text:style-name="T21"> personne </text:span><text:span text:style-name="T11">WHERE</text:span><text:span text:style-name="T21"> nom LIKE ‘bernard’ ;</text:span></text:p>
      <text:p text:style-name="P13"><text:span text:style-name="T21"/></text:p>
      <text:p text:style-name="P14"><text:span text:style-name="T21">1</text:span><text:span text:style-name="T17">2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8:36:39.545167679</meta:creation-date>
    <dc:date>2018-04-10T09:51:04.131972276</dc:date>
    <meta:editing-duration>PT1H3M56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51" meta:character-count="1000" meta:non-whitespace-character-count="799"/>
  </office:meta>
</office:document-meta>
</file>